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oxelizer Computation Tim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finement Leve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Voxel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7033" calcext:value-type="float">
            <text:p>1.87033</text:p>
          </table:table-cell>
          <table:table-cell office:value-type="float" office:value="921100" calcext:value-type="float">
            <text:p>921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0127" calcext:value-type="float">
            <text:p>2.00127</text:p>
          </table:table-cell>
          <table:table-cell office:value-type="float" office:value="7399000" calcext:value-type="float">
            <text:p>7399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9254" calcext:value-type="float">
            <text:p>2.49254</text:p>
          </table:table-cell>
          <table:table-cell office:value-type="float" office:value="59487960" calcext:value-type="float">
            <text:p>594879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7709" calcext:value-type="float">
            <text:p>4.57709</text:p>
          </table:table-cell>
          <table:table-cell office:value-type="float" office:value="447087520" calcext:value-type="float">
            <text:p>4470875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gFaul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umitra Joshi</meta:initial-creator>
    <meta:creation-date>2015-10-30T13:50:15.746053193</meta:creation-date>
    <dc:date>2015-10-30T14:44:36.378955804</dc:date>
    <dc:creator>Saumitra Joshi</dc:creator>
    <meta:editing-duration>PT8M59S</meta:editing-duration>
    <meta:editing-cycles>2</meta:editing-cycles>
    <meta:generator>LibreOffice/4.4.2.2$Linux_X86_64 LibreOffice_project/40m0$Build-2</meta:generator>
    <meta:document-statistic meta:table-count="1" meta:cell-count="18" meta:object-count="0"/>
  </office:meta>
</office:document-meta>
</file>